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96" calcext:value-type="float">
            <text:p>118.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816" calcext:value-type="float">
            <text:p>118.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184" calcext:value-type="float">
            <text:p>117.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984" calcext:value-type="float">
            <text:p>116.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1376" calcext:value-type="float">
            <text:p>117.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7096" calcext:value-type="float">
            <text:p>118.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384" calcext:value-type="float">
            <text:p>118.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008" calcext:value-type="float">
            <text:p>118.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48" calcext:value-type="float">
            <text:p>118.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9664" calcext:value-type="float">
            <text:p>117.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976" calcext:value-type="float">
            <text:p>116.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6" calcext:value-type="float">
            <text:p>116.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744" calcext:value-type="float">
            <text:p>116.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704" calcext:value-type="float">
            <text:p>117.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184" calcext:value-type="float">
            <text:p>117.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2712" calcext:value-type="float">
            <text:p>117.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192" calcext:value-type="float">
            <text:p>118.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7576" calcext:value-type="float">
            <text:p>118.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344" calcext:value-type="float">
            <text:p>118.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4424" calcext:value-type="float">
            <text:p>117.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648" calcext:value-type="float">
            <text:p>116.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656" calcext:value-type="float">
            <text:p>117.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768" calcext:value-type="float">
            <text:p>118.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72" calcext:value-type="float">
            <text:p>118.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872" calcext:value-type="float">
            <text:p>119.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352" calcext:value-type="float">
            <text:p>119.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784" calcext:value-type="float">
            <text:p>119.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496" calcext:value-type="float">
            <text:p>119.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048" calcext:value-type="float">
            <text:p>118.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052" calcext:value-type="float">
            <text:p>117.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704" calcext:value-type="float">
            <text:p>117.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048" calcext:value-type="float">
            <text:p>118.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488" calcext:value-type="float">
            <text:p>119.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864" calcext:value-type="float">
            <text:p>118.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496" calcext:value-type="float">
            <text:p>119.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256" calcext:value-type="float">
            <text:p>119.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528" calcext:value-type="float">
            <text:p>118.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2712" calcext:value-type="float">
            <text:p>117.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648" calcext:value-type="float">
            <text:p>116.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84" calcext:value-type="float">
            <text:p>116.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264" calcext:value-type="float">
            <text:p>116.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312" calcext:value-type="float">
            <text:p>116.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984" calcext:value-type="float">
            <text:p>116.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532" calcext:value-type="float">
            <text:p>118.7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912" calcext:value-type="float">
            <text:p>118.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988" calcext:value-type="float">
            <text:p>117.1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304" calcext:value-type="float">
            <text:p>115.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728" calcext:value-type="float">
            <text:p>115.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448" calcext:value-type="float">
            <text:p>115.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408" calcext:value-type="float">
            <text:p>116.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6616" calcext:value-type="float">
            <text:p>117.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056" calcext:value-type="float">
            <text:p>118.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008" calcext:value-type="float">
            <text:p>118.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296" calcext:value-type="float">
            <text:p>118.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032" calcext:value-type="float">
            <text:p>116.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6776" calcext:value-type="float">
            <text:p>115.9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976" calcext:value-type="float">
            <text:p>116.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632" calcext:value-type="float">
            <text:p>115.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16" calcext:value-type="float">
            <text:p>115.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536" calcext:value-type="float">
            <text:p>115.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928" calcext:value-type="float">
            <text:p>108.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